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8.16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4.987cm"/>
    </style:style>
    <style:style style:name="co10" style:family="table-column">
      <style:table-column-properties fo:break-before="auto" style:column-width="6.346cm"/>
    </style:style>
    <style:style style:name="co11" style:family="table-column">
      <style:table-column-properties fo:break-before="auto" style:column-width="4.53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style:font-weight-asian="normal" style:font-weight-complex="normal"/>
    </style:style>
    <style:style style:name="ce3" style:family="table-cell" style:parent-style-name="Текст">
      <style:text-properties fo:language="zxx" fo:country="none" style:font-size-asian="7.80000019073486pt" style:language-asian="zxx" style:country-asian="none" style:font-name-complex="Ubuntu" style:font-size-complex="7.80000019073486pt" style:language-complex="zxx" style:country-complex="none"/>
    </style:style>
    <style:style style:name="ce4" style:family="table-cell" style:parent-style-name="Текст">
      <style:text-properties style:text-outline="false" style:text-line-through-style="none" fo:language="ru" fo:country="RU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Поле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name-complex="DejaVu Sans Condense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Фамилия">
      <style:text-properties style:font-size-asian="11pt" style:font-name-complex="Arial Cyr" style:font-size-complex="11pt"/>
    </style:style>
    <style:style style:name="ce7" style:family="table-cell" style:parent-style-name="Текст">
      <style:text-properties style:font-size-asian="11pt" style:font-name-complex="Arial Cyr" style:font-size-complex="11pt"/>
    </style:style>
    <style:style style:name="ce8" style:family="table-cell" style:parent-style-name="Пол">
      <style:text-properties style:font-weight-asian="normal" style:font-weight-complex="normal"/>
    </style:style>
    <style:style style:name="ce9" style:family="table-cell" style:parent-style-name="Телефон">
      <style:text-properties style:font-weight-asian="normal" style:font-weight-complex="normal"/>
    </style:style>
    <style:style style:name="ce10" style:family="table-cell" style:parent-style-name="Поле">
      <style:text-properties style:font-style-asian="normal" style:font-weight-asian="bold" style:font-style-complex="normal" style:font-weight-complex="bold"/>
    </style:style>
    <style:style style:name="ce11" style:family="table-cell" style:parent-style-name="Почта">
      <style:text-properties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РольЗначения)" table:allow-empty-cell="true" table:display-list="unsorted" table:base-cell-address="Персоны.O30"/>
        <table:content-validation table:name="val3" table:condition="of:cell-content-is-in-list(РольЗначения)" table:allow-empty-cell="true" table:display-list="unsorted" table:base-cell-address="Персоны.R31"/>
        <table:content-validation table:name="val4" table:condition="of:cell-content-is-in-list(мероприятие)" table:allow-empty-cell="true" table:display-list="unsorted" table:base-cell-address="Персоны.S1048576"/>
        <table:content-validation table:name="val5" table:condition="of:cell-content-is-in-list(мероприятие)" table:allow-empty-cell="true" table:display-list="unsorted" table:base-cell-address="Персоны.T31"/>
        <table:content-validation table:name="val6" table:condition="of:cell-content-is-in-list(ДолжностьИП)" table:allow-empty-cell="true" table:display-list="unsorted" table:base-cell-address="Персоны.V1048576"/>
        <table:content-validation table:name="val7" table:condition="of:cell-content-is-in-list(ДолжностьРП)" table:allow-empty-cell="true" table:display-list="unsorted" table:base-cell-address="Персоны.W1048576"/>
      </table:content-validations>
      <table:table table:name="Персоны" table:style-name="ta1" table:print-ranges="Персоны.A2:Персоны.A2">
        <table:table-column table:style-name="co1" table:default-cell-style-name="Текст"/>
        <table:table-column table:style-name="co2" table:default-cell-style-name="Текст"/>
        <table:table-column table:style-name="co3" table:default-cell-style-name="Default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7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7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8" table:default-cell-style-name="Текст"/>
        <table:table-column table:style-name="co5" table:number-columns-repeated="2" table:default-cell-style-name="Текст"/>
        <table:table-column table:style-name="co9" table:number-columns-repeated="2" table:default-cell-style-name="Текст"/>
        <table:table-column table:style-name="co10" table:default-cell-style-name="Текст"/>
        <table:table-column table:style-name="co5" table:default-cell-style-name="Текст"/>
        <table:table-column table:style-name="co11" table:default-cell-style-name="Текст"/>
        <table:table-column table:style-name="co5" table:default-cell-style-name="Текст"/>
        <table:table-column table:style-name="co12" table:number-columns-repeated="1001" table:default-cell-style-name="Текст"/>
        <table:table-row table:style-name="ro1">
          <table:table-cell table:style-name="ce1" office:value-type="string">
            <text:p>Номер</text:p>
          </table:table-cell>
          <table:table-cell table:style-name="Поле" office:value-type="string">
            <text:p>ФИОИП</text:p>
          </table:table-cell>
          <table:table-cell table:style-name="ce1" office:value-type="string">
            <text:p>ФамилияИП</text:p>
          </table:table-cell>
          <table:table-cell table:style-name="ce1" office:value-type="string">
            <text:p>ИмяИП</text:p>
          </table:table-cell>
          <table:table-cell table:style-name="ce1" office:value-type="string">
            <text:p>ОтчествоИП</text:p>
          </table:table-cell>
          <table:table-cell table:style-name="ce1" office:value-type="string">
            <text:p>Инициалы</text:p>
          </table:table-cell>
          <table:table-cell table:style-name="ce1" office:value-type="string">
            <text:p>ФИОРП</text:p>
          </table:table-cell>
          <table:table-cell table:style-name="Поле" office:value-type="string">
            <text:p>ФамилияРП</text:p>
          </table:table-cell>
          <table:table-cell table:style-name="ce5" office:value-type="string">
            <text:p>ИмяРП</text:p>
          </table:table-cell>
          <table:table-cell table:style-name="Поле" office:value-type="string">
            <text:p>ОтчествоРП</text:p>
          </table:table-cell>
          <table:table-cell table:style-name="Поле" office:value-type="string">
            <text:p>ФИОДП</text:p>
          </table:table-cell>
          <table:table-cell table:style-name="ce1" office:value-type="string">
            <text:p>ФамилияДП</text:p>
          </table:table-cell>
          <table:table-cell table:style-name="ce1" office:value-type="string">
            <text:p>ИмяДП</text:p>
          </table:table-cell>
          <table:table-cell table:style-name="ce1" office:value-type="string">
            <text:p>ОтчествоД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10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Поле" office:value-type="string">
            <text:p>Мероприятие</text:p>
          </table:table-cell>
          <table:table-cell table:style-name="Поле" office:value-type="string">
            <text:p>Доклад</text:p>
          </table:table-cell>
          <table:table-cell table:style-name="Поле" office:value-type="string">
            <text:p>ДолжностьИП</text:p>
          </table:table-cell>
          <table:table-cell table:style-name="Поле" office:value-type="string">
            <text:p>ДолжностьРП</text:p>
          </table:table-cell>
          <table:table-cell table:style-name="Default" table:number-columns-repeated="100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ФИО" office:value-type="string">
            <text:p>Пепкин Иван Аристархович</text:p>
          </table:table-cell>
          <table:table-cell table:style-name="Фамилия" table:number-matrix-columns-spanned="3" table:number-matrix-rows-spanned="1" table:formula="of:=TRIM(MID(SUBSTITUTE([.B2];&quot; &quot;;REPT(&quot; &quot;;98));{1;99;197};98))" office:value-type="string" office:string-value="Пепкин">
            <text:p>Пепкин</text:p>
          </table:table-cell>
          <table:table-cell office:value-type="string" office:string-value="Иван">
            <text:p>Иван</text:p>
          </table:table-cell>
          <table:table-cell table:style-name="ce3" office:value-type="string" office:string-value="Аристархович">
            <text:p>Аристархович</text:p>
          </table:table-cell>
          <table:table-cell table:style-name="ce3" table:formula="of:=CONCATENATE(LEFT([.D2]; 1); IF(LEN([.D2]) = 0; &quot;&quot;; &quot;.&quot;); LEFT([.E2]; 1); IF(LEN([.E2]) = 0; &quot;&quot;; &quot;.&quot;))" office:value-type="string" office:string-value="И.А.">
            <text:p>И.А.</text:p>
          </table:table-cell>
          <table:table-cell table:style-name="ФИО" office:value-type="string">
            <text:p>Пепкина Ивана Аристарховича</text:p>
          </table:table-cell>
          <table:table-cell table:style-name="Фамилия" table:number-matrix-columns-spanned="3" table:number-matrix-rows-spanned="1" table:formula="of:=TRIM(MID(SUBSTITUTE([.G2];&quot; &quot;;REPT(&quot; &quot;;98));{1;99;197};98))" office:value-type="string" office:string-value="Пепкина">
            <text:p>Пепкина</text:p>
          </table:table-cell>
          <table:table-cell table:style-name="ce4" office:value-type="string" office:string-value="Ивана">
            <text:p>Ивана</text:p>
          </table:table-cell>
          <table:table-cell table:style-name="ce3" office:value-type="string" office:string-value="Аристарховича">
            <text:p>Аристарховича</text:p>
          </table:table-cell>
          <table:table-cell table:style-name="ФИО" office:value-type="string">
            <text:p>Пепкину Ивану Аристарховичу</text:p>
          </table:table-cell>
          <table:table-cell table:style-name="ce6" table:number-matrix-columns-spanned="3" table:number-matrix-rows-spanned="1" table:formula="of:=TRIM(MID(SUBSTITUTE([.K2];&quot; &quot;;REPT(&quot; &quot;;98));{1;99;197};98))" office:value-type="string" office:string-value="Пепкину">
            <text:p>Пепкину</text:p>
          </table:table-cell>
          <table:table-cell table:style-name="ce7" office:value-type="string" office:string-value="Ивану">
            <text:p>Ивану</text:p>
          </table:table-cell>
          <table:table-cell table:style-name="ce3" office:value-type="string" office:string-value="Аристарховичу">
            <text:p>Аристарх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2]));IF([.$O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71234813">
            <text:p>+7 (937) 123-48-13</text:p>
          </table:table-cell>
          <table:table-cell table:style-name="Почта" office:value-type="string">
            <text:p>albos@gmail.com</text:p>
          </table:table-cell>
          <table:table-cell table:content-validation-name="val2" office:value-type="string">
            <text:p>Организато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Начальник</text:p>
          </table:table-cell>
          <table:table-cell table:content-validation-name="val7" office:value-type="string">
            <text:p>Начальник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2] + 1" office:value-type="float" office:value="2">
            <text:p>2</text:p>
          </table:table-cell>
          <table:table-cell table:style-name="ФИО" office:value-type="string">
            <text:p>Шуепуев Пётр Викторович</text:p>
          </table:table-cell>
          <table:table-cell table:style-name="Фамилия" table:number-matrix-columns-spanned="3" table:number-matrix-rows-spanned="1" table:formula="of:=TRIM(MID(SUBSTITUTE([.B3];&quot; &quot;;REPT(&quot; &quot;;98));{1;99;197};98))" office:value-type="string" office:string-value="Шуепуев">
            <text:p>Шуепуев</text:p>
          </table:table-cell>
          <table:table-cell office:value-type="string" office:string-value="Пётр">
            <text:p>Пётр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ce3" table:formula="of:=CONCATENATE(LEFT([.D3]; 1); IF(LEN([.D3]) = 0; &quot;&quot;; &quot;.&quot;); LEFT([.E3]; 1); IF(LEN([.E3]) = 0; &quot;&quot;; &quot;.&quot;))" office:value-type="string" office:string-value="П.В.">
            <text:p>П.В.</text:p>
          </table:table-cell>
          <table:table-cell table:style-name="ФИО" office:value-type="string">
            <text:p>Шуепуева Петра Викторовича</text:p>
          </table:table-cell>
          <table:table-cell table:style-name="Фамилия" table:number-matrix-columns-spanned="3" table:number-matrix-rows-spanned="1" table:formula="of:=TRIM(MID(SUBSTITUTE([.G3];&quot; &quot;;REPT(&quot; &quot;;98));{1;99;197};98))" office:value-type="string" office:string-value="Шуепуева">
            <text:p>Шуепуева</text:p>
          </table:table-cell>
          <table:table-cell table:style-name="ce4" office:value-type="string" office:string-value="Петра">
            <text:p>Петра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Шуепуеву Петру Викторовичу</text:p>
          </table:table-cell>
          <table:table-cell table:style-name="ce6" table:number-matrix-columns-spanned="3" table:number-matrix-rows-spanned="1" table:formula="of:=TRIM(MID(SUBSTITUTE([.K3];&quot; &quot;;REPT(&quot; &quot;;98));{1;99;197};98))" office:value-type="string" office:string-value="Шуепуеву">
            <text:p>Шуепуе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3]));IF([.$O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993494320">
            <text:p>+1 (999) 349-43-20</text:p>
          </table:table-cell>
          <table:table-cell table:style-name="Почта" office:value-type="string">
            <text:p>bibos@mail.ru</text:p>
          </table:table-cell>
          <table:table-cell table:content-validation-name="val2" office:value-type="string">
            <text:p>Встречающий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Заместитель начальника</text:p>
          </table:table-cell>
          <table:table-cell table:content-validation-name="val7" office:value-type="string">
            <text:p>Заместителя начальник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3] + 1" office:value-type="float" office:value="3">
            <text:p>3</text:p>
          </table:table-cell>
          <table:table-cell table:style-name="ФИО" office:value-type="string">
            <text:p>Харламенков Алексей Евгеньевич</text:p>
          </table:table-cell>
          <table:table-cell table:style-name="Фамилия" table:number-matrix-columns-spanned="3" table:number-matrix-rows-spanned="1" table:formula="of:=TRIM(MID(SUBSTITUTE([.B4];&quot; &quot;;REPT(&quot; &quot;;98));{1;99;197};98))" office:value-type="string" office:string-value="Харламенков">
            <text:p>Харламенков</text:p>
          </table:table-cell>
          <table:table-cell office:value-type="string" office:string-value="Алексей">
            <text:p>Алексей</text:p>
          </table:table-cell>
          <table:table-cell table:style-name="ce3" office:value-type="string" office:string-value="Евгеньевич">
            <text:p>Евгеньевич</text:p>
          </table:table-cell>
          <table:table-cell table:style-name="ce3" table:formula="of:=CONCATENATE(LEFT([.D4]; 1); IF(LEN([.D4]) = 0; &quot;&quot;; &quot;.&quot;); LEFT([.E4]; 1); IF(LEN([.E4]) = 0; &quot;&quot;; &quot;.&quot;))" office:value-type="string" office:string-value="А.Е.">
            <text:p>А.Е.</text:p>
          </table:table-cell>
          <table:table-cell table:style-name="ФИО" office:value-type="string">
            <text:p>Харламенкова Алексея Евгеньевича</text:p>
          </table:table-cell>
          <table:table-cell table:style-name="Фамилия" table:number-matrix-columns-spanned="3" table:number-matrix-rows-spanned="1" table:formula="of:=TRIM(MID(SUBSTITUTE([.G4];&quot; &quot;;REPT(&quot; &quot;;98));{1;99;197};98))" office:value-type="string" office:string-value="Харламенкова">
            <text:p>Харламенкова</text:p>
          </table:table-cell>
          <table:table-cell table:style-name="ce4" office:value-type="string" office:string-value="Алексея">
            <text:p>Алексея</text:p>
          </table:table-cell>
          <table:table-cell table:style-name="ce3" office:value-type="string" office:string-value="Евгеньевича">
            <text:p>Евгеньевича</text:p>
          </table:table-cell>
          <table:table-cell table:style-name="ФИО" office:value-type="string">
            <text:p>Харламенкову Алексею Евгеньевичу</text:p>
          </table:table-cell>
          <table:table-cell table:style-name="ce6" table:number-matrix-columns-spanned="3" table:number-matrix-rows-spanned="1" table:formula="of:=TRIM(MID(SUBSTITUTE([.K4];&quot; &quot;;REPT(&quot; &quot;;98));{1;99;197};98))" office:value-type="string" office:string-value="Харламенкову">
            <text:p>Харламенкову</text:p>
          </table:table-cell>
          <table:table-cell table:style-name="ce7" office:value-type="string" office:string-value="Алексею">
            <text:p>Алексею</text:p>
          </table:table-cell>
          <table:table-cell table:style-name="ce3" office:value-type="string" office:string-value="Евгеньевичу">
            <text:p>Евгень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4]));IF([.$O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1236714509">
            <text:p>+9 (123) 671-45-09</text:p>
          </table:table-cell>
          <table:table-cell table:style-name="Почта" office:value-type="string">
            <text:p>alexey@harl.ev</text:p>
          </table:table-cell>
          <table:table-cell table:content-validation-name="val2" office:value-type="string">
            <text:p>Спике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OpenOffice: неоспоримые преимущества</text:p>
          </table:table-cell>
          <table:table-cell table:content-validation-name="val6" office:value-type="string">
            <text:p>Господь</text:p>
          </table:table-cell>
          <table:table-cell table:content-validation-name="val7" office:value-type="string">
            <text:p>Господ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4] + 1" office:value-type="float" office:value="4">
            <text:p>4</text:p>
          </table:table-cell>
          <table:table-cell table:style-name="ФИО" office:value-type="string">
            <text:p>Острова Светлана Ивановна</text:p>
          </table:table-cell>
          <table:table-cell table:style-name="Фамилия" table:number-matrix-columns-spanned="3" table:number-matrix-rows-spanned="1" table:formula="of:=TRIM(MID(SUBSTITUTE([.B5];&quot; &quot;;REPT(&quot; &quot;;98));{1;99;197};98))" office:value-type="string" office:string-value="Острова">
            <text:p>Острова</text:p>
          </table:table-cell>
          <table:table-cell office:value-type="string" office:string-value="Светлана">
            <text:p>Светлана</text:p>
          </table:table-cell>
          <table:table-cell table:style-name="ce3" office:value-type="string" office:string-value="Ивановна">
            <text:p>Ивановна</text:p>
          </table:table-cell>
          <table:table-cell table:style-name="ce3" table:formula="of:=CONCATENATE(LEFT([.D5]; 1); IF(LEN([.D5]) = 0; &quot;&quot;; &quot;.&quot;); LEFT([.E5]; 1); IF(LEN([.E5]) = 0; &quot;&quot;; &quot;.&quot;))" office:value-type="string" office:string-value="С.И.">
            <text:p>С.И.</text:p>
          </table:table-cell>
          <table:table-cell table:style-name="ФИО" office:value-type="string">
            <text:p>Островой Светланы Ивановны</text:p>
          </table:table-cell>
          <table:table-cell table:style-name="Фамилия" table:number-matrix-columns-spanned="3" table:number-matrix-rows-spanned="1" table:formula="of:=TRIM(MID(SUBSTITUTE([.G5];&quot; &quot;;REPT(&quot; &quot;;98));{1;99;197};98))" office:value-type="string" office:string-value="Островой">
            <text:p>Островой</text:p>
          </table:table-cell>
          <table:table-cell table:style-name="ce4" office:value-type="string" office:string-value="Светланы">
            <text:p>Светланы</text:p>
          </table:table-cell>
          <table:table-cell table:style-name="ce3" office:value-type="string" office:string-value="Ивановны">
            <text:p>Ивановны</text:p>
          </table:table-cell>
          <table:table-cell table:style-name="ФИО" office:value-type="string">
            <text:p>Островой Светлане Ивановне</text:p>
          </table:table-cell>
          <table:table-cell table:style-name="ce6" table:number-matrix-columns-spanned="3" table:number-matrix-rows-spanned="1" table:formula="of:=TRIM(MID(SUBSTITUTE([.K5];&quot; &quot;;REPT(&quot; &quot;;98));{1;99;197};98))" office:value-type="string" office:string-value="Островой">
            <text:p>Островой</text:p>
          </table:table-cell>
          <table:table-cell table:style-name="ce7" office:value-type="string" office:string-value="Светлане">
            <text:p>Светлане</text:p>
          </table:table-cell>
          <table:table-cell table:style-name="ce3" office:value-type="string" office:string-value="Ивановне">
            <text:p>И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O5]));IF([.$O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271893445">
            <text:p>+7 (927) 189-34-45</text:p>
          </table:table-cell>
          <table:table-cell table:style-name="Почта" office:value-type="string">
            <text:p>ssver@gmail.ru</text:p>
          </table:table-cell>
          <table:table-cell table:content-validation-name="val2" office:value-type="string">
            <text:p>Регистрато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Менеджер по продажам</text:p>
          </table:table-cell>
          <table:table-cell table:content-validation-name="val7" office:value-type="string">
            <text:p>Менеджера по продажам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5] + 1" office:value-type="float" office:value="5">
            <text:p>5</text:p>
          </table:table-cell>
          <table:table-cell table:style-name="ФИО" office:value-type="string">
            <text:p>Быстров Василий Викторович</text:p>
          </table:table-cell>
          <table:table-cell table:style-name="Фамилия" table:number-matrix-columns-spanned="3" table:number-matrix-rows-spanned="1" table:formula="of:=TRIM(MID(SUBSTITUTE([.B6];&quot; &quot;;REPT(&quot; &quot;;98));{1;99;197};98))" office:value-type="string" office:string-value="Быстров">
            <text:p>Быстров</text:p>
          </table:table-cell>
          <table:table-cell office:value-type="string" office:string-value="Василий">
            <text:p>Василий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ce3" table:formula="of:=CONCATENATE(LEFT([.D6]; 1); IF(LEN([.D6]) = 0; &quot;&quot;; &quot;.&quot;); LEFT([.E6]; 1); IF(LEN([.E6]) = 0; &quot;&quot;; &quot;.&quot;))" office:value-type="string" office:string-value="В.В.">
            <text:p>В.В.</text:p>
          </table:table-cell>
          <table:table-cell table:style-name="ФИО" office:value-type="string">
            <text:p>Быстрова Василия Викторовича</text:p>
          </table:table-cell>
          <table:table-cell table:style-name="Фамилия" table:number-matrix-columns-spanned="3" table:number-matrix-rows-spanned="1" table:formula="of:=TRIM(MID(SUBSTITUTE([.G6];&quot; &quot;;REPT(&quot; &quot;;98));{1;99;197};98))" office:value-type="string" office:string-value="Быстрова">
            <text:p>Быстрова</text:p>
          </table:table-cell>
          <table:table-cell table:style-name="ce4" office:value-type="string" office:string-value="Василия">
            <text:p>Василия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Быстрову Василию Викторовичу</text:p>
          </table:table-cell>
          <table:table-cell table:style-name="ce6" table:number-matrix-columns-spanned="3" table:number-matrix-rows-spanned="1" table:formula="of:=TRIM(MID(SUBSTITUTE([.K6];&quot; &quot;;REPT(&quot; &quot;;98));{1;99;197};98))" office:value-type="string" office:string-value="Быстрову">
            <text:p>Быстрову</text:p>
          </table:table-cell>
          <table:table-cell table:style-name="ce7" office:value-type="string" office:string-value="Василию">
            <text:p>Василию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6]));IF([.$O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271434017">
            <text:p>+7 (927) 143-40-17</text:p>
          </table:table-cell>
          <table:table-cell table:style-name="Почта" office:value-type="string">
            <text:p>shue_ppsh@gmail.com</text:p>
          </table:table-cell>
          <table:table-cell table:content-validation-name="val2" office:value-type="string">
            <text:p>Спике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Как я собаку съёл</text:p>
          </table:table-cell>
          <table:table-cell table:content-validation-name="val6" office:value-type="string">
            <text:p>Повар</text:p>
          </table:table-cell>
          <table:table-cell table:content-validation-name="val7" office:value-type="string">
            <text:p>Повар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6] + 1" office:value-type="float" office:value="6">
            <text:p>6</text:p>
          </table:table-cell>
          <table:table-cell table:style-name="ФИО" office:value-type="string">
            <text:p>Плов Михаил Михайлович</text:p>
          </table:table-cell>
          <table:table-cell table:style-name="Фамилия" table:number-matrix-columns-spanned="3" table:number-matrix-rows-spanned="1" table:formula="of:=TRIM(MID(SUBSTITUTE([.B7];&quot; &quot;;REPT(&quot; &quot;;98));{1;99;197};98))" office:value-type="string" office:string-value="Плов">
            <text:p>Пло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Михайлович">
            <text:p>Михайлович</text:p>
          </table:table-cell>
          <table:table-cell table:style-name="ce3" table:formula="of:=CONCATENATE(LEFT([.D7]; 1); IF(LEN([.D7]) = 0; &quot;&quot;; &quot;.&quot;); LEFT([.E7]; 1); IF(LEN([.E7]) = 0; &quot;&quot;; &quot;.&quot;))" office:value-type="string" office:string-value="М.М.">
            <text:p>М.М.</text:p>
          </table:table-cell>
          <table:table-cell table:style-name="ФИО" office:value-type="string">
            <text:p>Плова Михаила Михайловича</text:p>
          </table:table-cell>
          <table:table-cell table:style-name="Фамилия" table:number-matrix-columns-spanned="3" table:number-matrix-rows-spanned="1" table:formula="of:=TRIM(MID(SUBSTITUTE([.G7];&quot; &quot;;REPT(&quot; &quot;;98));{1;99;197};98))" office:value-type="string" office:string-value="Плова">
            <text:p>Плова</text:p>
          </table:table-cell>
          <table:table-cell table:style-name="ce4" office:value-type="string" office:string-value="Михаила">
            <text:p>Михаила</text:p>
          </table:table-cell>
          <table:table-cell table:style-name="ce3" office:value-type="string" office:string-value="Михайловича">
            <text:p>Михайловича</text:p>
          </table:table-cell>
          <table:table-cell table:style-name="ФИО" office:value-type="string">
            <text:p>Плову Михаилу Михайловичу</text:p>
          </table:table-cell>
          <table:table-cell table:style-name="ce6" table:number-matrix-columns-spanned="3" table:number-matrix-rows-spanned="1" table:formula="of:=TRIM(MID(SUBSTITUTE([.K7];&quot; &quot;;REPT(&quot; &quot;;98));{1;99;197};98))" office:value-type="string" office:string-value="Плову">
            <text:p>Пло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Михайловичу">
            <text:p>Михай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7]));IF([.$O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081234819">
            <text:p>+7 (908) 123-48-19</text:p>
          </table:table-cell>
          <table:table-cell table:style-name="Почта" office:value-type="string">
            <text:p>plov@gmail.com</text:p>
          </table:table-cell>
          <table:table-cell table:content-validation-name="val2" office:value-type="string">
            <text:p>Ассистент спикера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Бухгалтер</text:p>
          </table:table-cell>
          <table:table-cell table:content-validation-name="val7" office:value-type="string">
            <text:p>Бухгалтер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7] + 1" office:value-type="float" office:value="7">
            <text:p>7</text:p>
          </table:table-cell>
          <table:table-cell table:style-name="ФИО" office:value-type="string">
            <text:p>Ов Анатолий Степанович</text:p>
          </table:table-cell>
          <table:table-cell table:style-name="Фамилия" table:number-matrix-columns-spanned="3" table:number-matrix-rows-spanned="1" table:formula="of:=TRIM(MID(SUBSTITUTE([.B8];&quot; &quot;;REPT(&quot; &quot;;98));{1;99;197};98))" office:value-type="string" office:string-value="Ов">
            <text:p>Ов</text:p>
          </table:table-cell>
          <table:table-cell office:value-type="string" office:string-value="Анатолий">
            <text:p>Анатолий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ce3" table:formula="of:=CONCATENATE(LEFT([.D8]; 1); IF(LEN([.D8]) = 0; &quot;&quot;; &quot;.&quot;); LEFT([.E8]; 1); IF(LEN([.E8]) = 0; &quot;&quot;; &quot;.&quot;))" office:value-type="string" office:string-value="А.С.">
            <text:p>А.С.</text:p>
          </table:table-cell>
          <table:table-cell table:style-name="ФИО" office:value-type="string">
            <text:p>Ова Анатолия Степановича</text:p>
          </table:table-cell>
          <table:table-cell table:style-name="Фамилия" table:number-matrix-columns-spanned="3" table:number-matrix-rows-spanned="1" table:formula="of:=TRIM(MID(SUBSTITUTE([.G8];&quot; &quot;;REPT(&quot; &quot;;98));{1;99;197};98))" office:value-type="string" office:string-value="Ова">
            <text:p>Ова</text:p>
          </table:table-cell>
          <table:table-cell table:style-name="ce4" office:value-type="string" office:string-value="Анатолия">
            <text:p>Анатолия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Ову Анатолию Степановичу</text:p>
          </table:table-cell>
          <table:table-cell table:style-name="ce6" table:number-matrix-columns-spanned="3" table:number-matrix-rows-spanned="1" table:formula="of:=TRIM(MID(SUBSTITUTE([.K8];&quot; &quot;;REPT(&quot; &quot;;98));{1;99;197};98))" office:value-type="string" office:string-value="Ову">
            <text:p>Ову</text:p>
          </table:table-cell>
          <table:table-cell table:style-name="ce7" office:value-type="string" office:string-value="Анатолию">
            <text:p>Анатолию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8]));IF([.$O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80488113">
            <text:p>+7 (938) 048-81-13</text:p>
          </table:table-cell>
          <table:table-cell table:style-name="Почта" office:value-type="string">
            <text:p>albos@gmail.com</text:p>
          </table:table-cell>
          <table:table-cell table:content-validation-name="val2" office:value-type="string">
            <text:p>Участник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Ассистент повара</text:p>
          </table:table-cell>
          <table:table-cell table:content-validation-name="val7" office:value-type="string">
            <text:p>Ассистента повар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8] + 1" office:value-type="float" office:value="8">
            <text:p>8</text:p>
          </table:table-cell>
          <table:table-cell table:style-name="ФИО" office:value-type="string">
            <text:p>Сас Александра Васильевна</text:p>
          </table:table-cell>
          <table:table-cell table:style-name="Фамилия" table:number-matrix-columns-spanned="3" table:number-matrix-rows-spanned="1" table:formula="of:=TRIM(MID(SUBSTITUTE([.B9];&quot; &quot;;REPT(&quot; &quot;;98));{1;99;197};98))" office:value-type="string" office:string-value="Сас">
            <text:p>Сас</text:p>
          </table:table-cell>
          <table:table-cell office:value-type="string" office:string-value="Александра">
            <text:p>Александра</text:p>
          </table:table-cell>
          <table:table-cell table:style-name="ce3" office:value-type="string" office:string-value="Васильевна">
            <text:p>Васильевна</text:p>
          </table:table-cell>
          <table:table-cell table:style-name="ce3" table:formula="of:=CONCATENATE(LEFT([.D9]; 1); IF(LEN([.D9]) = 0; &quot;&quot;; &quot;.&quot;); LEFT([.E9]; 1); IF(LEN([.E9]) = 0; &quot;&quot;; &quot;.&quot;))" office:value-type="string" office:string-value="А.В.">
            <text:p>А.В.</text:p>
          </table:table-cell>
          <table:table-cell table:style-name="ФИО" office:value-type="string">
            <text:p>Сас Александры Васильевны</text:p>
          </table:table-cell>
          <table:table-cell table:style-name="Фамилия" table:number-matrix-columns-spanned="3" table:number-matrix-rows-spanned="1" table:formula="of:=TRIM(MID(SUBSTITUTE([.G9];&quot; &quot;;REPT(&quot; &quot;;98));{1;99;197};98))" office:value-type="string" office:string-value="Сас">
            <text:p>Сас</text:p>
          </table:table-cell>
          <table:table-cell table:style-name="ce4" office:value-type="string" office:string-value="Александры">
            <text:p>Александры</text:p>
          </table:table-cell>
          <table:table-cell table:style-name="ce3" office:value-type="string" office:string-value="Васильевны">
            <text:p>Васильевны</text:p>
          </table:table-cell>
          <table:table-cell table:style-name="ФИО" office:value-type="string">
            <text:p>Сас Александре Васильевне</text:p>
          </table:table-cell>
          <table:table-cell table:style-name="ce6" table:number-matrix-columns-spanned="3" table:number-matrix-rows-spanned="1" table:formula="of:=TRIM(MID(SUBSTITUTE([.K9];&quot; &quot;;REPT(&quot; &quot;;98));{1;99;197};98))" office:value-type="string" office:string-value="Сас">
            <text:p>Сас</text:p>
          </table:table-cell>
          <table:table-cell table:style-name="ce7" office:value-type="string" office:string-value="Александре">
            <text:p>Александре</text:p>
          </table:table-cell>
          <table:table-cell table:style-name="ce3" office:value-type="string" office:string-value="Васильевне">
            <text:p>Василь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O9]));IF([.$O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95679863403">
            <text:p>+9 (567) 986-34-03</text:p>
          </table:table-cell>
          <table:table-cell table:style-name="Почта" office:value-type="string">
            <text:p>saas@gmail.com</text:p>
          </table:table-cell>
          <table:table-cell table:content-validation-name="val2" office:value-type="string">
            <text:p>Старший регистрато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Менеджер мероприятий</text:p>
          </table:table-cell>
          <table:table-cell table:content-validation-name="val7" office:value-type="string">
            <text:p>Менеджера мероприятий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9] + 1" office:value-type="float" office:value="9">
            <text:p>9</text:p>
          </table:table-cell>
          <table:table-cell table:style-name="ФИО" office:value-type="string">
            <text:p>Дорас Полина Михайловна</text:p>
          </table:table-cell>
          <table:table-cell table:style-name="Фамилия" table:number-matrix-columns-spanned="3" table:number-matrix-rows-spanned="1" table:formula="of:=TRIM(MID(SUBSTITUTE([.B10];&quot; &quot;;REPT(&quot; &quot;;98));{1;99;197};98))" office:value-type="string" office:string-value="Дорас">
            <text:p>Дорас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Михайловна">
            <text:p>Михайловна</text:p>
          </table:table-cell>
          <table:table-cell table:style-name="ce3" table:formula="of:=CONCATENATE(LEFT([.D10]; 1); IF(LEN([.D10]) = 0; &quot;&quot;; &quot;.&quot;); LEFT([.E10]; 1); IF(LEN([.E10]) = 0; &quot;&quot;; &quot;.&quot;))" office:value-type="string" office:string-value="П.М.">
            <text:p>П.М.</text:p>
          </table:table-cell>
          <table:table-cell table:style-name="ФИО" office:value-type="string">
            <text:p>Дорас Полины Михайловны</text:p>
          </table:table-cell>
          <table:table-cell table:style-name="Фамилия" table:number-matrix-columns-spanned="3" table:number-matrix-rows-spanned="1" table:formula="of:=TRIM(MID(SUBSTITUTE([.G10];&quot; &quot;;REPT(&quot; &quot;;98));{1;99;197};98))" office:value-type="string" office:string-value="Дорас">
            <text:p>Дорас</text:p>
          </table:table-cell>
          <table:table-cell table:style-name="ce4" office:value-type="string" office:string-value="Полины">
            <text:p>Полины</text:p>
          </table:table-cell>
          <table:table-cell table:style-name="ce3" office:value-type="string" office:string-value="Михайловны">
            <text:p>Михайловны</text:p>
          </table:table-cell>
          <table:table-cell table:style-name="ФИО" office:value-type="string">
            <text:p>Дорас Полине Михайловне</text:p>
          </table:table-cell>
          <table:table-cell table:style-name="ce6" table:number-matrix-columns-spanned="3" table:number-matrix-rows-spanned="1" table:formula="of:=TRIM(MID(SUBSTITUTE([.K10];&quot; &quot;;REPT(&quot; &quot;;98));{1;99;197};98))" office:value-type="string" office:string-value="Дорас">
            <text:p>Дорас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Михайловне">
            <text:p>Михайл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O10]));IF([.$O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374257820">
            <text:p>+7 (937) 425-78-20</text:p>
          </table:table-cell>
          <table:table-cell table:style-name="Почта" office:value-type="string">
            <text:p>polananana@gmail.com</text:p>
          </table:table-cell>
          <table:table-cell table:content-validation-name="val2" office:value-type="string">
            <text:p>Президиум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Ассистент господа</text:p>
          </table:table-cell>
          <table:table-cell table:content-validation-name="val7" office:value-type="string">
            <text:p>Ассистента господ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10] + 1" office:value-type="float" office:value="10">
            <text:p>10</text:p>
          </table:table-cell>
          <table:table-cell table:style-name="ФИО" office:value-type="string">
            <text:p>Шевченко Ксения Кирилловна</text:p>
          </table:table-cell>
          <table:table-cell table:style-name="Фамилия" table:number-matrix-columns-spanned="3" table:number-matrix-rows-spanned="1" table:formula="of:=TRIM(MID(SUBSTITUTE([.B11];&quot; &quot;;REPT(&quot; &quot;;98));{1;99;197};98))" office:value-type="string" office:string-value="Шевченко">
            <text:p>Шевченко</text:p>
          </table:table-cell>
          <table:table-cell office:value-type="string" office:string-value="Ксения">
            <text:p>Ксения</text:p>
          </table:table-cell>
          <table:table-cell table:style-name="ce3" office:value-type="string" office:string-value="Кирилловна">
            <text:p>Кирилловна</text:p>
          </table:table-cell>
          <table:table-cell table:style-name="ce3" table:formula="of:=CONCATENATE(LEFT([.D11]; 1); IF(LEN([.D11]) = 0; &quot;&quot;; &quot;.&quot;); LEFT([.E11]; 1); IF(LEN([.E11]) = 0; &quot;&quot;; &quot;.&quot;))" office:value-type="string" office:string-value="К.К.">
            <text:p>К.К.</text:p>
          </table:table-cell>
          <table:table-cell table:style-name="ФИО" office:value-type="string">
            <text:p>Шевченко Ксении Кирилловны</text:p>
          </table:table-cell>
          <table:table-cell table:style-name="Фамилия" table:number-matrix-columns-spanned="3" table:number-matrix-rows-spanned="1" table:formula="of:=TRIM(MID(SUBSTITUTE([.G11];&quot; &quot;;REPT(&quot; &quot;;98));{1;99;197};98))" office:value-type="string" office:string-value="Шевченко">
            <text:p>Шевченко</text:p>
          </table:table-cell>
          <table:table-cell table:style-name="ce4" office:value-type="string" office:string-value="Ксении">
            <text:p>Ксении</text:p>
          </table:table-cell>
          <table:table-cell table:style-name="ce3" office:value-type="string" office:string-value="Кирилловны">
            <text:p>Кирилловны</text:p>
          </table:table-cell>
          <table:table-cell table:style-name="ФИО" office:value-type="string">
            <text:p>Шевченко Ксении Кирилловне</text:p>
          </table:table-cell>
          <table:table-cell table:style-name="ce6" table:number-matrix-columns-spanned="3" table:number-matrix-rows-spanned="1" table:formula="of:=TRIM(MID(SUBSTITUTE([.K11];&quot; &quot;;REPT(&quot; &quot;;98));{1;99;197};98))" office:value-type="string" office:string-value="Шевченко">
            <text:p>Шевченко</text:p>
          </table:table-cell>
          <table:table-cell table:style-name="ce7" office:value-type="string" office:string-value="Ксении">
            <text:p>Ксении</text:p>
          </table:table-cell>
          <table:table-cell table:style-name="ce3" office:value-type="string" office:string-value="Кирилловне">
            <text:p>Кирилловне</text:p>
          </table:table-cell>
          <table:table-cell table:style-name="ce8" table:content-validation-name="val1" office:value-type="string">
            <text:p>Ж</text:p>
          </table:table-cell>
          <table:table-cell table:formula="of:=IF(NOT(ISBLANK([.$O11]));IF([.$O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9" office:value-type="float" office:value="19073478457">
            <text:p>+1 (907) 347-84-57</text:p>
          </table:table-cell>
          <table:table-cell table:style-name="ce11" office:value-type="string">
            <text:p>ksysya@mail.ru</text:p>
          </table:table-cell>
          <table:table-cell table:content-validation-name="val2" office:value-type="string">
            <text:p>Спике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Алгебра гопотопии</text:p>
          </table:table-cell>
          <table:table-cell table:content-validation-name="val6" office:value-type="string">
            <text:p>Богиня Афина</text:p>
          </table:table-cell>
          <table:table-cell table:content-validation-name="val7" office:value-type="string">
            <text:p>Богини Афины</text:p>
          </table:table-cell>
          <table:table-cell table:style-name="Default"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2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2]; 1); IF(LEN([.D12]) = 0; &quot;&quot;; &quot;.&quot;); LEFT([.E12]; 1); IF(LEN([.E12]) = 0; &quot;&quot;; &quot;.&quot;))">
            <text:p/>
          </table:table-cell>
          <table:table-cell table:style-name="ФИО"/>
          <table:table-cell table:style-name="Фамилия" table:number-matrix-columns-spanned="3" table:number-matrix-rows-spanned="1" table:formula="of:=TRIM(MID(SUBSTITUTE([.G12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ФИО"/>
          <table:table-cell table:style-name="ce6" table:number-matrix-columns-spanned="3" table:number-matrix-rows-spanned="1" table:formula="of:=TRIM(MID(SUBSTITUTE([.K12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 table:style-name="Пол" table:content-validation-name="val1"/>
          <table:table-cell table:formula="of:=IF(NOT(ISBLANK([.$O12]));IF([.$O12]=&quot;М&quot;; &quot;Достопочтенный&quot;; &quot;Достопочтенная&quot;);&quot;&quot;)">
            <text:p/>
          </table:table-cell>
          <table:table-cell table:style-name="Телефон"/>
          <table:table-cell table:style-name="Почта"/>
          <table:table-cell table:content-validation-name="val2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3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3]; 1); IF(LEN([.D13]) = 0; &quot;&quot;; &quot;.&quot;); LEFT([.E13]; 1); IF(LEN([.E13]) = 0; &quot;&quot;; &quot;.&quot;))">
            <text:p/>
          </table:table-cell>
          <table:table-cell table:style-name="ФИО"/>
          <table:table-cell table:style-name="Фамилия" table:number-matrix-columns-spanned="3" table:number-matrix-rows-spanned="1" table:formula="of:=TRIM(MID(SUBSTITUTE([.G13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ФИО"/>
          <table:table-cell table:style-name="ce6" table:number-matrix-columns-spanned="3" table:number-matrix-rows-spanned="1" table:formula="of:=TRIM(MID(SUBSTITUTE([.K13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 table:style-name="Пол" table:content-validation-name="val1"/>
          <table:table-cell table:formula="of:=IF(NOT(ISBLANK([.$O13]));IF([.$O13]=&quot;М&quot;; &quot;Достопочтенный&quot;; &quot;Достопочтенная&quot;);&quot;&quot;)">
            <text:p/>
          </table:table-cell>
          <table:table-cell table:style-name="Телефон"/>
          <table:table-cell table:style-name="Почта"/>
          <table:table-cell table:content-validation-name="val2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4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4]; 1); IF(LEN([.D14]) = 0; &quot;&quot;; &quot;.&quot;); LEFT([.E14]; 1); IF(LEN([.E14]) = 0; &quot;&quot;; &quot;.&quot;))">
            <text:p/>
          </table:table-cell>
          <table:table-cell table:style-name="ФИО"/>
          <table:table-cell table:style-name="Фамилия" table:number-matrix-columns-spanned="3" table:number-matrix-rows-spanned="1" table:formula="of:=TRIM(MID(SUBSTITUTE([.G14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ФИО"/>
          <table:table-cell table:style-name="ce6" table:number-matrix-columns-spanned="3" table:number-matrix-rows-spanned="1" table:formula="of:=TRIM(MID(SUBSTITUTE([.K14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 table:style-name="Пол" table:content-validation-name="val1"/>
          <table:table-cell table:formula="of:=IF(NOT(ISBLANK([.$O14]));IF([.$O14]=&quot;М&quot;; &quot;Достопочтенный&quot;; &quot;Достопочтенная&quot;);&quot;&quot;)">
            <text:p/>
          </table:table-cell>
          <table:table-cell table:style-name="Телефон"/>
          <table:table-cell table:style-name="Почта"/>
          <table:table-cell table:content-validation-name="val2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5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5]; 1); IF(LEN([.D15]) = 0; &quot;&quot;; &quot;.&quot;); LEFT([.E15]; 1); IF(LEN([.E15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5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5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5]));IF([.$O15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6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6]; 1); IF(LEN([.D16]) = 0; &quot;&quot;; &quot;.&quot;); LEFT([.E16]; 1); IF(LEN([.E16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6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6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6]));IF([.$O16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7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7]; 1); IF(LEN([.D17]) = 0; &quot;&quot;; &quot;.&quot;); LEFT([.E17]; 1); IF(LEN([.E17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7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7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7]));IF([.$O17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8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8]; 1); IF(LEN([.D18]) = 0; &quot;&quot;; &quot;.&quot;); LEFT([.E18]; 1); IF(LEN([.E18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8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8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8]));IF([.$O18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9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9]; 1); IF(LEN([.D19]) = 0; &quot;&quot;; &quot;.&quot;); LEFT([.E19]; 1); IF(LEN([.E19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9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9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9]));IF([.$O19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0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0]; 1); IF(LEN([.D20]) = 0; &quot;&quot;; &quot;.&quot;); LEFT([.E20]; 1); IF(LEN([.E20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0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0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0]));IF([.$O20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1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1]; 1); IF(LEN([.D21]) = 0; &quot;&quot;; &quot;.&quot;); LEFT([.E21]; 1); IF(LEN([.E21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1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1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1]));IF([.$O21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2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2]; 1); IF(LEN([.D22]) = 0; &quot;&quot;; &quot;.&quot;); LEFT([.E22]; 1); IF(LEN([.E22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2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2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2]));IF([.$O22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3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3]; 1); IF(LEN([.D23]) = 0; &quot;&quot;; &quot;.&quot;); LEFT([.E23]; 1); IF(LEN([.E23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3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3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3]));IF([.$O23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4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4]; 1); IF(LEN([.D24]) = 0; &quot;&quot;; &quot;.&quot;); LEFT([.E24]; 1); IF(LEN([.E24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4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4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4]));IF([.$O24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5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5]; 1); IF(LEN([.D25]) = 0; &quot;&quot;; &quot;.&quot;); LEFT([.E25]; 1); IF(LEN([.E25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5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5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5]));IF([.$O25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6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6]; 1); IF(LEN([.D26]) = 0; &quot;&quot;; &quot;.&quot;); LEFT([.E26]; 1); IF(LEN([.E26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6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6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6]));IF([.$O26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7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7]; 1); IF(LEN([.D27]) = 0; &quot;&quot;; &quot;.&quot;); LEFT([.E27]; 1); IF(LEN([.E27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7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7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7]));IF([.$O27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8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8]; 1); IF(LEN([.D28]) = 0; &quot;&quot;; &quot;.&quot;); LEFT([.E28]; 1); IF(LEN([.E28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8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8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8]));IF([.$O28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9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9]; 1); IF(LEN([.D29]) = 0; &quot;&quot;; &quot;.&quot;); LEFT([.E29]; 1); IF(LEN([.E29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9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9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9]));IF([.$O29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30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30]; 1); IF(LEN([.D30]) = 0; &quot;&quot;; &quot;.&quot;); LEFT([.E30]; 1); IF(LEN([.E30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30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30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30]));IF([.$O30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2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31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31]; 1); IF(LEN([.D31]) = 0; &quot;&quot;; &quot;.&quot;); LEFT([.E31]; 1); IF(LEN([.E31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31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31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31]));IF([.$O31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3">
          <table:table-cell table:style-name="ce2"/>
          <table:table-cell table:style-name="ФИО"/>
          <table:table-cell table:style-name="Фамилия"/>
          <table:table-cell/>
          <table:table-cell table:style-name="ce3"/>
          <table:table-cell table:style-name="ФИО"/>
          <table:table-cell table:style-name="Фамилия"/>
          <table:table-cell table:style-name="ce4"/>
          <table:table-cell table:style-name="ce3"/>
          <table:table-cell table:number-columns-repeated="9"/>
          <table:table-cell table:content-validation-name="val4"/>
          <table:table-cell table:number-columns-repeated="2"/>
          <table:table-cell table:content-validation-name="val6"/>
          <table:table-cell table:content-validation-name="val7"/>
          <table:table-cell table:number-columns-repeated="1001"/>
        </table:table-row>
        <table:table-row table:style-name="ro3" table:number-rows-repeated="1048543">
          <table:table-cell table:number-columns-repeated="18"/>
          <table:table-cell table:content-validation-name="val4"/>
          <table:table-cell table:number-columns-repeated="2"/>
          <table:table-cell table:content-validation-name="val6"/>
          <table:table-cell table:content-validation-name="val7"/>
          <table:table-cell table:number-columns-repeated="1001"/>
        </table:table-row>
        <table:table-row table:style-name="ro3">
          <table:table-cell table:number-columns-repeated="18"/>
          <table:table-cell table:content-validation-name="val4"/>
          <table:table-cell table:number-columns-repeated="2"/>
          <table:table-cell table:content-validation-name="val6"/>
          <table:table-cell table:content-validation-name="val7"/>
          <table:table-cell table:number-columns-repeated="1001"/>
        </table:table-row>
        <table:named-expressions/>
      </table:table>
      <table:table table:name="Должности" table:style-name="ta1" table:print="false">
        <table:table-column table:style-name="co11" table:default-cell-style-name="Текст"/>
        <table:table-column table:style-name="co5" table:default-cell-style-name="Текст"/>
        <table:table-row table:style-name="ro4">
          <table:table-cell table:style-name="Поле" office:value-type="string">
            <text:p>ДолжностьИП</text:p>
          </table:table-cell>
          <table:table-cell table:style-name="Поле" office:value-type="string">
            <text:p>ДолжностьРП</text:p>
          </table:table-cell>
        </table:table-row>
        <table:table-row table:style-name="ro3">
          <table:table-cell office:value-type="string">
            <text:p>Начальник</text:p>
          </table:table-cell>
          <table:table-cell office:value-type="string">
            <text:p>Начальника</text:p>
          </table:table-cell>
        </table:table-row>
        <table:table-row table:style-name="ro3">
          <table:table-cell office:value-type="string">
            <text:p>Заместитель начальника</text:p>
          </table:table-cell>
          <table:table-cell office:value-type="string">
            <text:p>Заместителя начальника</text:p>
          </table:table-cell>
        </table:table-row>
        <table:table-row table:style-name="ro3">
          <table:table-cell office:value-type="string">
            <text:p>Господь</text:p>
          </table:table-cell>
          <table:table-cell office:value-type="string">
            <text:p>Господа</text:p>
          </table:table-cell>
        </table:table-row>
        <table:table-row table:style-name="ro3">
          <table:table-cell office:value-type="string">
            <text:p>Менеджер по продажам</text:p>
          </table:table-cell>
          <table:table-cell office:value-type="string">
            <text:p>Менеджера по продажам</text:p>
          </table:table-cell>
        </table:table-row>
        <table:table-row table:style-name="ro3">
          <table:table-cell office:value-type="string">
            <text:p>Повар</text:p>
          </table:table-cell>
          <table:table-cell office:value-type="string">
            <text:p>Повара</text:p>
          </table:table-cell>
        </table:table-row>
        <table:table-row table:style-name="ro3">
          <table:table-cell office:value-type="string">
            <text:p>Бухгалтер</text:p>
          </table:table-cell>
          <table:table-cell office:value-type="string">
            <text:p>Бухгалтера</text:p>
          </table:table-cell>
        </table:table-row>
        <table:table-row table:style-name="ro3">
          <table:table-cell office:value-type="string">
            <text:p>Ассистент повара</text:p>
          </table:table-cell>
          <table:table-cell office:value-type="string">
            <text:p>Ассистента повара</text:p>
          </table:table-cell>
        </table:table-row>
        <table:table-row table:style-name="ro3">
          <table:table-cell office:value-type="string">
            <text:p>Менеджер мероприятий</text:p>
          </table:table-cell>
          <table:table-cell office:value-type="string">
            <text:p>Менеджера мероприятий</text:p>
          </table:table-cell>
        </table:table-row>
        <table:table-row table:style-name="ro3">
          <table:table-cell office:value-type="string">
            <text:p>Ассистент господа</text:p>
          </table:table-cell>
          <table:table-cell office:value-type="string">
            <text:p>Ассистента господа</text:p>
          </table:table-cell>
        </table:table-row>
        <table:table-row table:style-name="ro3">
          <table:table-cell office:value-type="string">
            <text:p>Богиня Афина</text:p>
          </table:table-cell>
          <table:table-cell office:value-type="string">
            <text:p>Богини Афины</text:p>
          </table:table-cell>
        </table:table-row>
        <table:table-row table:style-name="ro3" table:number-rows-repeated="1048564">
          <table:table-cell table:number-columns-repeated="2"/>
        </table:table-row>
        <table:table-row table:style-name="ro3">
          <table:table-cell table:number-columns-repeated="2"/>
        </table:table-row>
        <table:named-expressions/>
      </table:table>
      <table:table table:name="Мероприятия" table:style-name="ta1" table:print="false">
        <table:table-column table:style-name="co5" table:default-cell-style-name="Текст"/>
        <table:table-row table:style-name="ro4">
          <table:table-cell table:style-name="Поле" office:value-type="string">
            <text:p>Мероприятие</text:p>
          </table:table-cell>
        </table:table-row>
        <table:table-row table:style-name="ro3">
          <table:table-cell table:style-name="Название" office:value-type="string">
            <text:p>Студенческая конференция</text:p>
          </table:table-cell>
        </table:table-row>
        <table:table-row table:style-name="ro3">
          <table:table-cell table:style-name="Название" office:value-type="string">
            <text:p>Международный конкурс научных работ и проектов</text:p>
          </table:table-cell>
        </table:table-row>
        <table:table-row table:style-name="ro3">
          <table:table-cell table:style-name="Название" office:value-type="string">
            <text:p>VI Международный интеллектуальный конкурс</text:p>
          </table:table-cell>
        </table:table-row>
        <table:table-row table:style-name="ro3">
          <table:table-cell table:style-name="Название" office:value-type="string">
            <text:p>Конкурс песен и плясок</text:p>
          </table:table-cell>
        </table:table-row>
        <table:table-row table:style-name="ro3">
          <table:table-cell table:style-name="Название" office:value-type="string">
            <text:p>High Goals – 2020</text:p>
          </table:table-cell>
        </table:table-row>
        <table:table-row table:style-name="ro3">
          <table:table-cell table:style-name="Название" office:value-type="string">
            <text:p>Stars of Science and Education</text:p>
          </table:table-cell>
        </table:table-row>
        <table:table-row table:style-name="ro3">
          <table:table-cell table:style-name="Название" office:value-type="string">
            <text:p>Job and the City 2020</text:p>
          </table:table-cell>
        </table:table-row>
        <table:table-row table:style-name="ro3">
          <table:table-cell table:style-name="Название" office:value-type="string">
            <text:p>Форум Образование. Наука. Бизнес 2020</text:p>
          </table:table-cell>
        </table:table-row>
        <table:table-row table:style-name="ro3">
          <table:table-cell table:style-name="Название" office:value-type="string">
            <text:p>VII Ежегодная конференция РАА</text:p>
          </table:table-cell>
        </table:table-row>
        <table:table-row table:style-name="ro3" table:number-rows-repeated="10">
          <table:table-cell table:style-name="Название"/>
        </table:table-row>
        <table:table-row table:style-name="ro3" table:number-rows-repeated="1048555">
          <table:table-cell/>
        </table:table-row>
        <table:table-row table:style-name="ro3">
          <table:table-cell/>
        </table:table-row>
        <table:named-expressions/>
      </table:table>
      <table:table table:name="Пол" table:style-name="ta1" table:print="false">
        <table:table-column table:style-name="co12" table:default-cell-style-name="Текст"/>
        <table:table-row table:style-name="ro4">
          <table:table-cell table:style-name="Поле" office:value-type="string">
            <text:p>Пол</text:p>
          </table:table-cell>
        </table:table-row>
        <table:table-row table:style-name="ro3">
          <table:table-cell office:value-type="string">
            <text:p>М</text:p>
          </table:table-cell>
        </table:table-row>
        <table:table-row table:style-name="ro3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6" table:default-cell-style-name="Текст"/>
        <table:table-row table:style-name="ro4">
          <table:table-cell table:style-name="Поле" office:value-type="string">
            <text:p>Роль</text:p>
          </table:table-cell>
        </table:table-row>
        <table:table-row table:style-name="ro3">
          <table:table-cell office:value-type="string">
            <text:p>Участник</text:p>
          </table:table-cell>
        </table:table-row>
        <table:table-row table:style-name="ro3">
          <table:table-cell office:value-type="string">
            <text:p>Организатор</text:p>
          </table:table-cell>
        </table:table-row>
        <table:table-row table:style-name="ro3">
          <table:table-cell office:value-type="string">
            <text:p>Встречающий</text:p>
          </table:table-cell>
        </table:table-row>
        <table:table-row table:style-name="ro3">
          <table:table-cell office:value-type="string">
            <text:p>Регистратор</text:p>
          </table:table-cell>
        </table:table-row>
        <table:table-row table:style-name="ro3">
          <table:table-cell office:value-type="string">
            <text:p>Старший регистратор</text:p>
          </table:table-cell>
        </table:table-row>
        <table:table-row table:style-name="ro3">
          <table:table-cell office:value-type="string">
            <text:p>Спикер</text:p>
          </table:table-cell>
        </table:table-row>
        <table:table-row table:style-name="ro3">
          <table:table-cell office:value-type="string">
            <text:p>Ассистент спикера</text:p>
          </table:table-cell>
        </table:table-row>
        <table:table-row table:style-name="ro3">
          <table:table-cell office:value-type="string">
            <text:p>Президиум</text:p>
          </table:table-cell>
        </table:table-row>
        <table:table-row table:style-name="ro3" table:number-rows-repeated="10">
          <table:table-cell/>
        </table:table-row>
        <table:table-row table:style-name="ro3">
          <table:table-cell/>
        </table:table-row>
        <table:named-expressions/>
      </table:table>
      <table:named-expressions>
        <table:named-range table:name="РольЗначение" table:base-cell-address="$Мероприятия.$A$7" table:cell-range-address="$Роль.$A$2:.$A$7"/>
        <table:named-range table:name="ПолЗначения" table:base-cell-address="$Должности.$A$3" table:cell-range-address="$Пол.$A$2:$Пол.$A$3"/>
        <table:named-range table:name="ПолЗначение" table:base-cell-address="$Должности.$A$2" table:cell-range-address="$Пол.$A$2:$Пол.$A$3"/>
        <table:named-range table:name="РольЗначения" table:base-cell-address="$Мероприятия.$A$20" table:cell-range-address="$Роль.$A$2:.$A$20"/>
        <table:named-range table:name="мероприятие" table:base-cell-address="$Должности.$A$20" table:cell-range-address="$Мероприятия.$A$2:.$A$20"/>
        <table:named-range table:name="ДолжностьИП" table:base-cell-address="$Должности.$A$2" table:cell-range-address="$Должности.$A$2:$Должности.$A$1048576"/>
        <table:named-range table:name="ДолжностьРП" table:base-cell-address="$Должности.$B$2" table:cell-range-address="$Должности.$B$2:$Должности.$B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language="zxx" fo:country="none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able-cell-properties style:text-align-source="fix" style:repeat-content="false"/>
      <style:paragraph-properties fo:text-align="start"/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language="zxx" fo:country="none" fo:font-weight="normal"/>
    </style:style>
    <style:style style:name="Фамилия" style:family="table-cell" style:parent-style-name="Текст">
      <style:text-properties fo:language="zxx" fo:country="none" fo:font-weight="normal"/>
    </style:style>
    <style:style style:name="ФИО" style:family="table-cell" style:parent-style-name="Текст">
      <style:table-cell-properties fo:background-color="transparent"/>
      <style:text-properties fo:language="zxx" fo:country="none" fo:font-weight="normal"/>
    </style:style>
    <style:style style:name="Пол" style:family="table-cell" style:parent-style-name="Текст">
      <style:table-cell-properties style:text-align-source="fix" style:repeat-content="false"/>
      <style:paragraph-properties fo:text-align="center" fo:margin-left="0cm"/>
    </style:style>
    <style:style style:name="Телефон" style:family="table-cell" style:parent-style-name="Текст" style:data-style-name="N108">
      <style:text-properties fo:font-weight="normal"/>
    </style:style>
    <style:style style:name="Название" style:family="table-cell" style:parent-style-name="Текст">
      <style:text-properties fo:language="zxx" fo:country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03.12.2020</text:date>, <text:time>12:33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2-03T12:33:48</dc:date>
    <meta:editing-duration>PT12H40M45S</meta:editing-duration>
    <meta:editing-cycles>138</meta:editing-cycles>
    <meta:generator>OpenOffice/4.1.7$Unix OpenOffice.org_project/417m1$Build-9800</meta:generator>
    <meta:document-statistic meta:table-count="5" meta:cell-count="590" meta:object-count="0"/>
  </office:meta>
</office:document-meta>
</file>